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d02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我有病你有藥嗎之.我不会写诗</text:p>
      <text:p text:style-name="Text_20_body"/>
      <text:p text:style-name="Text_20_body">何为诗？</text:p>
      <text:p text:style-name="Text_20_body"/>
      <text:p text:style-name="Text_20_body">啊~</text:p>
      <text:p text:style-name="Text_20_body"/>
      <text:p text:style-name="Text_20_body">應該是</text:p>
      <text:p text:style-name="Text_20_body"/>
      <text:p text:style-name="Text_20_body">文句残缺</text:p>
      <text:p text:style-name="Text_20_body">不知所云</text:p>
      <text:p text:style-name="Text_20_body">東施唯美</text:p>
      <text:p text:style-name="Text_20_body">加上三两句呻吟</text:p>
      <text:p text:style-name="Text_20_body">发自下体</text:p>
      <text:p text:style-name="Text_20_body">呼出于小口兒</text:p>
      <text:p text:style-name="Text_20_body"/>
      <text:p text:style-name="Text_20_body">曰</text:p>
      <text:p text:style-name="Text_20_body"/>
      <text:p text:style-name="Text_20_body">我没有病</text:p>
      <text:p text:style-name="Text_20_body">但我有药</text:p>
      <text:p text:style-name="Text_20_body">却不知道治啥毛病兒？</text:p>
      <text:p text:style-name="Text_20_body"/>
      <text:p text:style-name="Text_20_body">我只知道</text:p>
      <text:p text:style-name="Text_20_body">这药很朦胧兒</text:p>
      <text:p text:style-name="Text_20_body">看不懂的那個就叫</text:p>
      <text:p text:style-name="Text_20_body"/>
      <text:p text:style-name="Text_20_body">病！</text:p>
      <text:p text:style-name="Text_20_body"/>
      <text:p text:style-name="Text_20_body">啊？</text:p>
      <text:p text:style-name="Text_20_body"/>
      <text:p text:style-name="Text_20_body">啊</text:p>
      <text:p text:style-name="Text_20_body"><text:soft-page-break/></text:p>
      <text:p text:style-name="Text_20_body">原來</text:p>
      <text:p text:style-name="Text_20_body">我有病</text:p>
      <text:p text:style-name="Text_20_body">我不会写诗</text:p>
      <text:p text:style-name="Text_20_body">我只会写一些狗屁不通</text:p>
      <text:p text:style-name="Text_20_body">却要命的</text:p>
      <text:p text:style-name="Text_20_body">漢字</text:p>
      <text:p text:style-name="Text_20_body"/>
      <text:p text:style-name="Text_20_body">---</text:p>
      <text:p text:style-name="Text_20_body">文化和經濟一樣</text:p>
      <text:p text:style-name="Text_20_body">在騙子手裡</text:p>
      <text:p text:style-name="Text_20_body">都成了玄學和忽悠</text:p>
      <text:p text:style-name="Text_20_body">本該拿來治癒心的</text:p>
      <text:p text:style-name="Text_20_body">卻被用來騙人上牀</text:p>
      <text:p text:style-name="Text_20_body">用通貨膨脹的雞巴</text:p>
      <text:p text:style-name="Text_20_body">欺負未諳世事的純良少女</text:p>
      <text:p text:style-name="Text_20_body">然後又把別人污染成了廣場大媽</text:p>
      <text:p text:style-name="Text_20_body">女人是文化的源頭啊</text:p>
      <text:p text:style-name="Text_20_body">這大媽能流出怎樣的長江與黃河呢？！</text:p>
      <text:p text:style-name="Text_20_body"/>
      <text:p text:style-name="Text_20_body"/>
      <text:p text:style-name="Text_20_body"/>
      <text:p text:style-name="Text_20_body">----------------</text:p>
      <text:p text:style-name="Text_20_body">我有病你有藥嗎之.沒有原點的世界</text:p>
      <text:p text:style-name="Text_20_body"/>
      <text:p text:style-name="Text_20_body"/>
      <text:p text:style-name="Text_20_body">這世界</text:p>
      <text:p text:style-name="Text_20_body">每一粒塵埃都沒有了座標</text:p>
      <text:p text:style-name="Text_20_body">因爲沒有原點</text:p>
      <text:p text:style-name="Text_20_body">唯一的真相就是沒有真相</text:p>
      <text:p text:style-name="Text_20_body"><text:soft-page-break/></text:p>
      <text:p text:style-name="Text_20_body">正當我慶幸找到了真理時</text:p>
      <text:p text:style-name="Text_20_body">現實的門卻狠狠夾了下我的驢腦袋</text:p>
      <text:p text:style-name="Text_20_body">原來</text:p>
      <text:p text:style-name="Text_20_body">這世界也壓根就沒有唯一</text:p>
      <text:p text:style-name="Text_20_body"/>
      <text:p text:style-name="Text_20_body">我使勁撞牆</text:p>
      <text:p text:style-name="Text_20_body">問蒼天告大地</text:p>
      <text:p text:style-name="Text_20_body">求爺爺跪奶奶</text:p>
      <text:p text:style-name="Text_20_body">我是誰？</text:p>
      <text:p text:style-name="Text_20_body">在哪裡？</text:p>
      <text:p text:style-name="Text_20_body">什麼叫做活着？</text:p>
      <text:p text:style-name="Text_20_body"/>
      <text:p text:style-name="Text_20_body">他們集體緘默</text:p>
      <text:p text:style-name="Text_20_body">只有周圍的人在繼續狂歡</text:p>
      <text:p text:style-name="Text_20_body"/>
      <text:p text:style-name="Text_20_body">帶着這些沒有答案的世紀難題</text:p>
      <text:p text:style-name="Text_20_body">我躲進了酒瓶中</text:p>
      <text:p text:style-name="Text_20_body">在醉後的一泡尿裏</text:p>
      <text:p text:style-name="Text_20_body">我終於看到了自己</text:p>
      <text:p text:style-name="Text_20_body"/>
      <text:p text:style-name="Text_20_body">原來</text:p>
      <text:p text:style-name="Text_20_body"/>
      <text:p text:style-name="Text_20_body">我</text:p>
      <text:p text:style-name="Text_20_body">是人</text:p>
      <text:p text:style-name="Text_20_body">也是鬼</text:p>
      <text:p text:style-name="Text_20_body">同時也是畜牲不如</text:p>
      <text:p text:style-name="Text_20_body"/>
      <text:p text:style-name="Text_20_body">正當我我絕望時</text:p>
      <text:p text:style-name="Text_20_body">天空傳來了溫柔的聲音</text:p>
      <text:p text:style-name="Text_20_body"><text:soft-page-break/>它說</text:p>
      <text:p text:style-name="Text_20_body">畜牲，我親愛的孩子，在我的愛裏不要有懼怕</text:p>
      <text:p text:style-name="Text_20_body">生命沒有長度</text:p>
      <text:p text:style-name="Text_20_body">只有亮度</text:p>
      <text:p text:style-name="Text_20_body">你在時間之內</text:p>
      <text:p text:style-name="Text_20_body">同時也在時間之外</text:p>
      <text:p text:style-name="Text_20_body">但其實</text:p>
      <text:p text:style-name="Text_20_body">你是在一坨屎裏</text:p>
      <text:p text:style-name="Text_20_body">這是我的恩典</text:p>
      <text:p text:style-name="Text_20_body">你必須得順從屎的規則</text:p>
      <text:p text:style-name="Text_20_body">且必須得學會感恩</text:p>
      <text:p text:style-name="Text_20_body"/>
      <text:p text:style-name="Text_20_body">因爲我</text:p>
      <text:p text:style-name="Text_20_body">這世界的黑夜</text:p>
      <text:p text:style-name="Text_20_body">比白天還明亮</text:p>
      <text:p text:style-name="Text_20_body"/>
      <text:p text:style-name="Text_20_body">你應該</text:p>
      <text:p text:style-name="Text_20_body">像畜牲一樣</text:p>
      <text:p text:style-name="Text_20_body">只想今天</text:p>
      <text:p text:style-name="Text_20_body">不思明天</text:p>
      <text:p text:style-name="Text_20_body"/>
      <text:p text:style-name="Text_20_body">這就是活着</text:p>
      <text:p text:style-name="Text_20_body"/>
      <text:p text:style-name="Text_20_body"/>
      <text:p text:style-name="Text_20_body">--------</text:p>
      <text:p text:style-name="Text_20_body">神與魔</text:p>
      <text:p text:style-name="Text_20_body"/>
      <text:p text:style-name="Text_20_body"/>
      <text:p text:style-name="Text_20_body">魔鬼說</text:p>
      <text:p text:style-name="Text_20_body">我把殺戮真實地呈現給你</text:p>
      <text:p text:style-name="Text_20_body"><text:soft-page-break/>所以你有了從善和作惡的選擇</text:p>
      <text:p text:style-name="Text_20_body"/>
      <text:p text:style-name="Text_20_body">神說</text:p>
      <text:p text:style-name="Text_20_body">我把殺戮寫成詩篇和神話</text:p>
      <text:p text:style-name="Text_20_body">變成你們童年的牀頭故事</text:p>
      <text:p text:style-name="Text_20_body">所以才有了你們浪漫的人間</text:p>
      <text:p text:style-name="Text_20_body">我提醒你們魔鬼的模樣</text:p>
      <text:p text:style-name="Text_20_body">這樣</text:p>
      <text:p text:style-name="Text_20_body">你們就再也不必擔心會碰到了</text:p>
      <text:p text:style-name="Text_20_body"/>
      <text:p text:style-name="Text_20_body"/>
      <text:p text:style-name="Text_20_body">-----</text:p>
      <text:p text:style-name="Text_20_body">文學的世界</text:p>
      <text:p text:style-name="Text_20_body"/>
      <text:p text:style-name="Text_20_body">文字再美</text:p>
      <text:p text:style-name="Text_20_body">不入人心</text:p>
      <text:p text:style-name="Text_20_body">與大糞無異</text:p>
      <text:p text:style-name="Text_20_body">言說再多</text:p>
      <text:p text:style-name="Text_20_body">只如糞坑裏的蒼蠅</text:p>
      <text:p text:style-name="Text_20_body"/>
      <text:p text:style-name="Text_20_body">那些滿腹的經綸</text:p>
      <text:p text:style-name="Text_20_body">如果無益於世</text:p>
      <text:p text:style-name="Text_20_body">形如籠中鳥</text:p>
      <text:p text:style-name="Text_20_body">只能供人玩賞</text:p>
      <text:p text:style-name="Text_20_body"/>
      <text:p text:style-name="Text_20_body">文學如果在鳥籠裏</text:p>
      <text:p text:style-name="Text_20_body">世界就只能在糞坑裏</text:p>
      <text:p text:style-name="Text_20_body"/>
      <text:p text:style-name="Text_20_body"/>
      <text:p text:style-name="Text_20_body"/>
      <text:p text:style-name="Text_20_body"><text:soft-page-break/>--------------------</text:p>
      <text:p text:style-name="Text_20_body">流星</text:p>
      <text:p text:style-name="Text_20_body"/>
      <text:p text:style-name="Text_20_body">流星劃破天際</text:p>
      <text:p text:style-name="Text_20_body">留下一段傳奇和絢麗</text:p>
      <text:p text:style-name="Text_20_body">做夢的人啊</text:p>
      <text:p text:style-name="Text_20_body">放下手裡的一切</text:p>
      <text:p text:style-name="Text_20_body">連忙許願</text:p>
      <text:p text:style-name="Text_20_body">因爲他還在堅信</text:p>
      <text:p text:style-name="Text_20_body">生命中有一顆麥穗</text:p>
      <text:p text:style-name="Text_20_body">因爲這個夢想</text:p>
      <text:p text:style-name="Text_20_body">他把難熬的孤獨</text:p>
      <text:p text:style-name="Text_20_body">活成了帶着煙火的詩</text:p>
      <text:p text:style-name="Text_20_body">因爲從未絕望過</text:p>
      <text:p text:style-name="P1">所以也未曾想過</text:p>
      <text:p text:style-name="Text_20_body">世界會成爲一潭死水</text:p>
      <text:p text:style-name="Text_20_body"/>
      <text:p text:style-name="Text_20_body"/>
      <text:p text:style-name="Text_20_body">-------------------</text:p>
      <text:p text:style-name="Text_20_body">說什麼</text:p>
      <text:p text:style-name="Text_20_body">等不來的千年花開</text:p>
      <text:p text:style-name="Text_20_body">回什麼回不去的夢中家園</text:p>
      <text:p text:style-name="Text_20_body">問什麼問不完的明天</text:p>
      <text:p text:style-name="Text_20_body">逃什麼逃不了的一場空夢</text:p>
      <text:p text:style-name="Text_20_body">從未曾離開過</text:p>
      <text:p text:style-name="Text_20_body">又何來期待相逢</text:p>
      <text:p text:style-name="Text_20_body">從未曾死去</text:p>
      <text:p text:style-name="Text_20_body">又何懼死生別離</text:p>
      <text:p text:style-name="Text_20_body">更談什麼來世今生</text:p>
      <text:p text:style-name="Text_20_body">肉身本是空</text:p>
      <text:p text:style-name="Text_20_body"><text:soft-page-break/>相見也是不見</text:p>
      <text:p text:style-name="Text_20_body">相擁也是不相擁</text:p>
      <text:p text:style-name="Text_20_body">我們在這世界之內</text:p>
      <text:p text:style-name="Text_20_body">卻實際在這世界之外</text:p>
      <text:p text:style-name="Text_20_body">生命本是空</text:p>
      <text:p text:style-name="Text_20_body">沒有恐懼才是開始讀懂了生命</text:p>
      <text:p text:style-name="Text_20_body">老生病死的疼痛終究不過是生物信號的遊戲而已</text:p>
      <text:p text:style-name="Text_20_body">這世界本沒有生命</text:p>
      <text:p text:style-name="Text_20_body">只有生活</text:p>
      <text:p text:style-name="Text_20_body">心裡有感覺就是生活</text:p>
      <text:p text:style-name="Text_20_body">心裡有收穫才是真正的值得</text:p>
      <text:p text:style-name="Text_20_body">靈魂相擁才是真正的擁抱</text:p>
      <text:p text:style-name="Text_20_body"/>
      <text:p text:style-name="Text_20_body">心一直都在</text:p>
      <text:p text:style-name="Text_20_body">未曾離開</text:p>
      <text:p text:style-name="Text_20_body">也不曾失去</text:p>
      <text:p text:style-name="Text_20_body">所以</text:p>
      <text:p text:style-name="Text_20_body">不要傷心</text:p>
      <text:p text:style-name="Text_20_body">你只需快樂</text:p>
      <text:p text:style-name="Text_20_body">整個宇宙就是你笑的模樣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9:55:21.734665039</meta:creation-date>
    <meta:generator>LibreOffice/6.4.7.2$Linux_X86_64 LibreOffice_project/40$Build-2</meta:generator>
    <dc:date>2022-11-18T10:24:49.973662074</dc:date>
    <meta:editing-duration>PT59M52S</meta:editing-duration>
    <meta:editing-cycles>35</meta:editing-cycles>
    <meta:document-statistic meta:table-count="0" meta:image-count="0" meta:object-count="0" meta:page-count="7" meta:paragraph-count="156" meta:word-count="1025" meta:character-count="1090" meta:non-whitespace-character-count="1090"/>
  </office:meta>
</office:document-meta>
</file>